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552cm"/>
    </style:style>
    <style:style style:name="Table1.B" style:family="table-column">
      <style:table-column-properties style:column-width="3.616cm"/>
    </style:style>
    <style:style style:name="Table1.C" style:family="table-column">
      <style:table-column-properties style:column-width="6.214cm"/>
    </style:style>
    <style:style style:name="Table1.D" style:family="table-column">
      <style:table-column-properties style:column-width="6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paragraph-rsid="00053dd7" style:font-size-asian="10pt" style:font-size-complex="10pt"/>
    </style:style>
    <style:style style:name="P2" style:family="paragraph" style:parent-style-name="Table_20_Contents">
      <style:text-properties fo:font-size="10pt" officeooo:paragraph-rsid="000cc2a1" style:font-size-asian="10pt" style:font-size-complex="10pt"/>
    </style:style>
    <style:style style:name="P3" style:family="paragraph" style:parent-style-name="Standard">
      <style:text-properties officeooo:paragraph-rsid="0003553c"/>
    </style:style>
    <style:style style:name="P4" style:family="paragraph" style:parent-style-name="Standard">
      <style:text-properties fo:font-weight="bold" officeooo:rsid="0003553c" officeooo:paragraph-rsid="0003553c" style:font-weight-asian="bold" style:font-weight-complex="bold"/>
    </style:style>
    <style:style style:name="P5" style:family="paragraph" style:parent-style-name="Standard">
      <style:text-properties fo:font-weight="bold" officeooo:rsid="00073966" officeooo:paragraph-rsid="00081438" style:font-weight-asian="bold" style:font-weight-complex="bold"/>
    </style:style>
    <style:style style:name="P6" style:family="paragraph" style:parent-style-name="Standard">
      <style:text-properties fo:font-weight="bold" officeooo:rsid="00073966" officeooo:paragraph-rsid="00073966" style:font-weight-asian="bold" style:font-weight-complex="bold"/>
    </style:style>
    <style:style style:name="P7" style:family="paragraph" style:parent-style-name="Standard">
      <style:text-properties officeooo:paragraph-rsid="00073966"/>
    </style:style>
    <style:style style:name="P8" style:family="paragraph" style:parent-style-name="Standard">
      <style:text-properties officeooo:rsid="00053dd7" officeooo:paragraph-rsid="0003553c"/>
    </style:style>
    <style:style style:name="P9" style:family="paragraph" style:parent-style-name="Standard">
      <style:text-properties officeooo:rsid="0003553c" officeooo:paragraph-rsid="0003553c"/>
    </style:style>
    <style:style style:name="P10" style:family="paragraph" style:parent-style-name="Standard">
      <style:text-properties officeooo:rsid="00081438" officeooo:paragraph-rsid="00081438"/>
    </style:style>
    <style:style style:name="P11" style:family="paragraph" style:parent-style-name="Standard">
      <style:text-properties fo:font-weight="normal" officeooo:rsid="00073966" officeooo:paragraph-rsid="00073966" style:font-weight-asian="normal" style:font-weight-complex="normal"/>
    </style:style>
    <style:style style:name="P12" style:family="paragraph" style:parent-style-name="Standard">
      <style:text-properties fo:font-weight="normal" officeooo:rsid="00081438" officeooo:paragraph-rsid="00081438" style:font-weight-asian="normal" style:font-weight-complex="normal"/>
    </style:style>
    <style:style style:name="P13" style:family="paragraph" style:parent-style-name="Standard">
      <style:text-properties fo:font-weight="normal" officeooo:rsid="00081438" officeooo:paragraph-rsid="000cc2a1" style:font-weight-asian="normal" style:font-weight-complex="normal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font-weight="normal" officeooo:paragraph-rsid="00081438" style:font-weight-asian="normal" style:font-weight-complex="normal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fo:font-weight="normal" officeooo:rsid="00073966" officeooo:paragraph-rsid="00081438" style:font-weight-asian="normal" style:font-weight-complex="normal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officeooo:paragraph-rsid="00081438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fo:font-weight="bold" officeooo:paragraph-rsid="00081438" style:font-weight-asian="bold" style:font-weight-complex="bold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fo:font-weight="bold" officeooo:rsid="00073966" officeooo:paragraph-rsid="00081438" style:font-weight-asian="bold" style:font-weight-complex="bold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officeooo:rsid="0003553c" officeooo:paragraph-rsid="0003553c"/>
    </style:style>
    <style:style style:name="P20" style:family="paragraph" style:parent-style-name="Table_20_Contents">
      <style:text-properties officeooo:paragraph-rsid="0003553c"/>
    </style:style>
    <style:style style:name="P21" style:family="paragraph" style:parent-style-name="Table_20_Contents">
      <style:text-properties fo:font-size="10pt" officeooo:paragraph-rsid="00053dd7" style:font-size-asian="10pt" style:font-size-complex="10pt"/>
    </style:style>
    <style:style style:name="P22" style:family="paragraph" style:parent-style-name="Table_20_Contents">
      <style:text-properties fo:font-size="10pt" officeooo:paragraph-rsid="000579b4" style:font-size-asian="10pt" style:font-size-complex="10pt"/>
    </style:style>
    <style:style style:name="P23" style:family="paragraph" style:parent-style-name="Table_20_Contents">
      <style:text-properties fo:font-size="10pt" officeooo:rsid="00053dd7" officeooo:paragraph-rsid="000579b4" style:font-size-asian="10pt" style:font-size-complex="10pt"/>
    </style:style>
    <style:style style:name="P24" style:family="paragraph" style:parent-style-name="Table_20_Contents">
      <style:text-properties fo:font-size="10pt" officeooo:paragraph-rsid="000cc2a1" style:font-size-asian="10pt" style:font-size-complex="10pt"/>
    </style:style>
    <style:style style:name="P25" style:family="paragraph" style:parent-style-name="Table_20_Contents">
      <style:text-properties fo:font-size="10pt" officeooo:paragraph-rsid="000d0de2" style:font-size-asian="10pt" style:font-size-complex="10pt"/>
    </style:style>
    <style:style style:name="P26" style:family="paragraph" style:parent-style-name="Table_20_Contents">
      <style:text-properties fo:font-weight="bold" officeooo:rsid="001cb4f4" officeooo:paragraph-rsid="0003553c" style:font-weight-asian="bold" style:font-weight-complex="bold"/>
    </style:style>
    <style:style style:name="P27" style:family="paragraph" style:parent-style-name="Table_20_Contents">
      <style:text-properties officeooo:rsid="001cb4f4" officeooo:paragraph-rsid="0003553c"/>
    </style:style>
    <style:style style:name="P28" style:family="paragraph" style:parent-style-name="Table_20_Contents">
      <style:text-properties officeooo:rsid="00073966" officeooo:paragraph-rsid="00073966"/>
    </style:style>
    <style:style style:name="P29" style:family="paragraph" style:parent-style-name="Table_20_Contents">
      <style:text-properties officeooo:rsid="00053dd7" officeooo:paragraph-rsid="00053dd7"/>
    </style:style>
    <style:style style:name="P30" style:family="paragraph" style:parent-style-name="Table_20_Contents">
      <style:text-properties officeooo:rsid="0003553c" officeooo:paragraph-rsid="0003553c"/>
    </style:style>
    <style:style style:name="P31" style:family="paragraph" style:parent-style-name="Table_20_Contents">
      <style:paragraph-properties fo:background-color="#00ff00">
        <style:background-image/>
      </style:paragraph-properties>
    </style:style>
    <style:style style:name="P32" style:family="paragraph" style:parent-style-name="Table_20_Contents">
      <style:paragraph-properties fo:background-color="#00ff00">
        <style:background-image/>
      </style:paragraph-properties>
      <style:text-properties officeooo:paragraph-rsid="0003553c"/>
    </style:style>
    <style:style style:name="P33" style:family="paragraph" style:parent-style-name="Table_20_Contents">
      <style:paragraph-properties fo:background-color="#00ff00">
        <style:background-image/>
      </style:paragraph-properties>
      <style:text-properties officeooo:rsid="000d0de2" officeooo:paragraph-rsid="000d0de2"/>
    </style:style>
    <style:style style:name="P34" style:family="paragraph" style:parent-style-name="Table_20_Contents">
      <style:paragraph-properties fo:background-color="#00ff00">
        <style:background-image/>
      </style:paragraph-properties>
      <style:text-properties officeooo:rsid="000cc2a1" officeooo:paragraph-rsid="000cc2a1"/>
    </style:style>
    <style:style style:name="P35" style:family="paragraph" style:parent-style-name="Table_20_Contents">
      <style:paragraph-properties fo:background-color="#ffff00">
        <style:background-image/>
      </style:paragraph-properties>
    </style:style>
    <style:style style:name="P36" style:family="paragraph" style:parent-style-name="Table_20_Contents">
      <style:paragraph-properties fo:background-color="#ffff00">
        <style:background-image/>
      </style:paragraph-properties>
      <style:text-properties officeooo:paragraph-rsid="0003553c"/>
    </style:style>
    <style:style style:name="P37" style:family="paragraph" style:parent-style-name="Table_20_Contents">
      <style:paragraph-properties fo:background-color="#ffff00">
        <style:background-image/>
      </style:paragraph-properties>
      <style:text-properties officeooo:rsid="000d0de2" officeooo:paragraph-rsid="000d0de2"/>
    </style:style>
    <style:style style:name="P38" style:family="paragraph" style:parent-style-name="Table_20_Contents">
      <style:paragraph-properties fo:background-color="#ffff00">
        <style:background-image/>
      </style:paragraph-properties>
      <style:text-properties officeooo:rsid="000cc2a1" officeooo:paragraph-rsid="000cc2a1"/>
    </style:style>
    <style:style style:name="P39" style:family="paragraph" style:parent-style-name="Table_20_Contents">
      <style:paragraph-properties fo:background-color="#eb613d">
        <style:background-image/>
      </style:paragraph-properties>
    </style:style>
    <style:style style:name="P40" style:family="paragraph" style:parent-style-name="Table_20_Contents">
      <style:paragraph-properties fo:background-color="#eb613d">
        <style:background-image/>
      </style:paragraph-properties>
      <style:text-properties officeooo:paragraph-rsid="0003553c"/>
    </style:style>
    <style:style style:name="P41" style:family="paragraph" style:parent-style-name="Table_20_Contents">
      <style:paragraph-properties fo:background-color="#eb613d">
        <style:background-image/>
      </style:paragraph-properties>
      <style:text-properties officeooo:rsid="000d0de2" officeooo:paragraph-rsid="000d0de2"/>
    </style:style>
    <style:style style:name="P42" style:family="paragraph" style:parent-style-name="Table_20_Contents">
      <style:paragraph-properties fo:background-color="#eb613d">
        <style:background-image/>
      </style:paragraph-properties>
      <style:text-properties officeooo:rsid="000cc2a1" officeooo:paragraph-rsid="000cc2a1"/>
    </style:style>
    <style:style style:name="P43" style:family="paragraph" style:parent-style-name="Table_20_Contents">
      <style:paragraph-properties fo:background-color="#ff0000">
        <style:background-image/>
      </style:paragraph-properties>
    </style:style>
    <style:style style:name="P44" style:family="paragraph" style:parent-style-name="Table_20_Contents">
      <style:paragraph-properties fo:background-color="#ff0000">
        <style:background-image/>
      </style:paragraph-properties>
      <style:text-properties officeooo:paragraph-rsid="0003553c"/>
    </style:style>
    <style:style style:name="P45" style:family="paragraph" style:parent-style-name="Table_20_Contents">
      <style:paragraph-properties fo:background-color="#ff0000">
        <style:background-image/>
      </style:paragraph-properties>
      <style:text-properties officeooo:rsid="000d0de2" officeooo:paragraph-rsid="000d0de2"/>
    </style:style>
    <style:style style:name="P46" style:family="paragraph" style:parent-style-name="Table_20_Contents">
      <style:paragraph-properties fo:background-color="#ff0000">
        <style:background-image/>
      </style:paragraph-properties>
      <style:text-properties officeooo:rsid="000cc2a1" officeooo:paragraph-rsid="000cc2a1"/>
    </style:style>
    <style:style style:name="P47" style:family="paragraph" style:parent-style-name="Table_20_Contents">
      <style:text-properties fo:font-size="10pt" officeooo:paragraph-rsid="00053dd7" style:font-size-asian="10pt" style:font-size-complex="10pt"/>
    </style:style>
    <style:style style:name="P48" style:family="paragraph" style:parent-style-name="Table_20_Contents">
      <style:text-properties fo:font-size="10pt" officeooo:paragraph-rsid="000cc2a1" style:font-size-asian="10pt" style:font-size-complex="10pt"/>
    </style:style>
    <style:style style:name="P49" style:family="paragraph" style:parent-style-name="Table_20_Contents">
      <style:text-properties officeooo:rsid="00157027" officeooo:paragraph-rsid="00157027"/>
    </style:style>
    <style:style style:name="P50" style:family="paragraph" style:parent-style-name="Table_20_Contents">
      <style:text-properties fo:font-weight="bold" officeooo:rsid="00157027" officeooo:paragraph-rsid="00157027" style:font-weight-asian="bold" style:font-weight-complex="bold"/>
    </style:style>
    <style:style style:name="P51" style:family="paragraph" style:parent-style-name="Table_20_Contents">
      <style:text-properties officeooo:rsid="001cb4f4" officeooo:paragraph-rsid="0003553c"/>
    </style:style>
    <style:style style:name="P52" style:family="paragraph" style:parent-style-name="Table_20_Contents">
      <style:text-properties officeooo:rsid="00073966" officeooo:paragraph-rsid="00073966"/>
    </style:style>
    <style:style style:name="P53" style:family="paragraph" style:parent-style-name="Standard">
      <style:text-properties fo:font-weight="bold" officeooo:rsid="0003553c" officeooo:paragraph-rsid="0003553c" style:font-weight-asian="bold" style:font-weight-complex="bold"/>
    </style:style>
    <style:style style:name="T1" style:family="text">
      <style:text-properties officeooo:rsid="00053dd7"/>
    </style:style>
    <style:style style:name="T2" style:family="text">
      <style:text-properties style:font-name="OpenSymbol" officeooo:rsid="00053dd7"/>
    </style:style>
    <style:style style:name="T3" style:family="text">
      <style:text-properties style:text-position="sub 58%" officeooo:rsid="00053dd7"/>
    </style:style>
    <style:style style:name="T4" style:family="text">
      <style:text-properties style:text-position="sub 58%" officeooo:rsid="000cc2a1"/>
    </style:style>
    <style:style style:name="T5" style:family="text">
      <style:text-properties officeooo:rsid="000cc2a1"/>
    </style:style>
    <style:style style:name="T6" style:family="text">
      <style:text-properties officeooo:rsid="0003553c"/>
    </style:style>
    <style:style style:name="T7" style:family="text">
      <style:text-properties officeooo:rsid="00053dd7"/>
    </style:style>
    <style:style style:name="T8" style:family="text">
      <style:text-properties style:font-name="OpenSymbol" officeooo:rsid="00053dd7"/>
    </style:style>
    <style:style style:name="T9" style:family="text">
      <style:text-properties style:text-position="sub 58%" officeooo:rsid="00053dd7"/>
    </style:style>
    <style:style style:name="T10" style:family="text">
      <style:text-properties style:text-position="sub 58%" officeooo:rsid="00073966"/>
    </style:style>
    <style:style style:name="T11" style:family="text">
      <style:text-properties style:text-position="sub 58%" officeooo:rsid="000cc2a1"/>
    </style:style>
    <style:style style:name="T12" style:family="text">
      <style:text-properties style:font-name="Times New Roman" officeooo:rsid="00053dd7"/>
    </style:style>
    <style:style style:name="T13" style:family="text">
      <style:text-properties officeooo:rsid="000579b4"/>
    </style:style>
    <style:style style:name="T14" style:family="text">
      <style:text-properties style:text-position="0% 100%" officeooo:rsid="00073966"/>
    </style:style>
    <style:style style:name="T15" style:family="text">
      <style:text-properties style:text-position="0% 100%" officeooo:rsid="000cc2a1"/>
    </style:style>
    <style:style style:name="T16" style:family="text">
      <style:text-properties style:text-position="0% 100%" officeooo:rsid="00053dd7"/>
    </style:style>
    <style:style style:name="T17" style:family="text">
      <style:text-properties style:text-position="0% 100%" officeooo:rsid="0003553c"/>
    </style:style>
    <style:style style:name="T18" style:family="text">
      <style:text-properties style:text-position="0% 100%" style:font-name="OpenSymbol" officeooo:rsid="00053dd7"/>
    </style:style>
    <style:style style:name="T19" style:family="text">
      <style:text-properties style:text-position="0% 100%" officeooo:rsid="000d0de2"/>
    </style:style>
    <style:style style:name="T20" style:family="text">
      <style:text-properties officeooo:rsid="0007396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3966" style:font-weight-asian="bold" style:font-weight-complex="bold"/>
    </style:style>
    <style:style style:name="T23" style:family="text">
      <style:text-properties fo:font-weight="bold" officeooo:rsid="000cc2a1" style:font-weight-asian="bold" style:font-weight-complex="bold"/>
    </style:style>
    <style:style style:name="T24" style:family="text">
      <style:text-properties fo:font-weight="normal" officeooo:rsid="00073966" style:font-weight-asian="normal" style:font-weight-complex="normal"/>
    </style:style>
    <style:style style:name="T25" style:family="text">
      <style:text-properties officeooo:rsid="000cc2a1"/>
    </style:style>
    <style:style style:name="T26" style:family="text">
      <style:text-properties officeooo:rsid="000d0de2"/>
    </style:style>
  </office:automatic-styles>
  <office:body>
    <office:text text:use-soft-page-breaks="true">
      <text:tracked-changes>
        <text:changed-region xml:id="ct62725648" text:id="ct62725648">
          <text:insertion>
            <office:change-info>
              <dc:creator>claudia codeco</dc:creator>
              <dc:date>2014-07-05T12:17:00</dc:date>
            </office:change-info>
          </text:insertion>
        </text:changed-region>
        <text:changed-region xml:id="ct62947504" text:id="ct62947504">
          <text:insertion>
            <office:change-info>
              <dc:creator>claudia codeco</dc:creator>
              <dc:date>2014-07-05T12:17:00</dc:date>
            </office:change-info>
          </text:insertion>
        </text:changed-region>
        <text:changed-region xml:id="ct62184304" text:id="ct62184304">
          <text:deletion>
            <office:change-info>
              <dc:creator>claudia codeco</dc:creator>
              <dc:date>2014-07-05T11:41:00</dc:date>
            </office:change-info>
            <text:p text:style-name="P1"><text:span text:style-name="T1">e </text:span><text:span text:style-name="T2">Σ</text:span><text:span text:style-name="T3">(w=</text:span><text:span text:style-name="T4">3</text:span><text:span text:style-name="T3">)</text:span><text:span text:style-name="T5">Q50=3</text:span></text:p>
          </text:deletion>
        </text:changed-region>
        <text:changed-region xml:id="ct62181392" text:id="ct62181392">
          <text:deletion>
            <office:change-info>
              <dc:creator>claudia codeco</dc:creator>
              <dc:date>2014-07-05T11:41:00</dc:date>
            </office:change-info>
            <text:p text:style-name="P2"><text:span text:style-name="T1">e </text:span><text:span text:style-name="T2">Σ</text:span><text:span text:style-name="T3">(w=</text:span><text:span text:style-name="T4">3</text:span><text:span text:style-name="T3">)</text:span><text:span text:style-name="T5">Q50=3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Alerta a nivel de município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Código</text:p>
          </table:table-cell>
          <table:table-cell table:style-name="Table1.A1" office:value-type="string">
            <text:p text:style-name="P26">Significado</text:p>
          </table:table-cell>
          <table:table-cell table:style-name="Table1.A1" office:value-type="string">
            <text:p text:style-name="P26">Situação</text:p>
          </table:table-cell>
          <table:table-cell table:style-name="Table1.D1" office:value-type="string">
            <text:p text:style-name="P50"><text:change-start text:change-id="ct62725648"/>Ações<text:change-end text:change-id="ct62725648"/></text:p>
          </table:table-cell>
        </table:table-row>
        <table:table-row>
          <table:table-cell table:style-name="Table1.A2" office:value-type="string">
            <text:p text:style-name="P32"/>
            <text:p text:style-name="P32"/>
            <text:p text:style-name="P32"/>
          </table:table-cell>
          <table:table-cell table:style-name="Table1.A2" office:value-type="string">
            <text:p text:style-name="P27">Condições desfavoráveis para transmissão da dengue</text:p>
          </table:table-cell>
          <table:table-cell table:style-name="Table1.A2" office:value-type="string">
            <text:p text:style-name="P27">Temperatura baixa</text:p>
            <text:p text:style-name="P27">Pouca atividade de transmissão</text:p>
            <text:p text:style-name="P27">Pouca atividade midia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7">Alerta de estação da dengue</text:p>
          </table:table-cell>
          <table:table-cell table:style-name="Table1.A2" office:value-type="string">
            <text:p text:style-name="P27">Temperatura alta</text:p>
            <text:p text:style-name="P27">Atividade midia aumentada</text:p>
            <text:p text:style-name="P28">Indício de transmissão sustentada</text:p>
            <text:p text:style-name="P20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27">Transmissão sustentada dengue</text:p>
          </table:table-cell>
          <table:table-cell table:style-name="Table1.A2" office:value-type="string">
            <text:p text:style-name="P28">Transmissão sustentada</text:p>
            <text:p text:style-name="P28">Baixa a moderada prevalência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9"><text:change-start text:change-id="ct62947504"/>Epidemia<text:change-end text:change-id="ct62947504"/></text:p>
          </table:table-cell>
          <table:table-cell table:style-name="Table1.A2" office:value-type="string">
            <text:p text:style-name="P28">Alta prevalência</text:p>
          </table:table-cell>
          <table:table-cell table:style-name="Table1.D2" office:value-type="string">
            <text:p text:style-name="P28"/>
          </table:table-cell>
        </table:table-row>
      </table:table>
      <text:p text:style-name="P3"/>
      <text:p text:style-name="P3"/>
      <text:p text:style-name="P5">Indicadores</text:p>
      <text:p text:style-name="P5"/>
      <text:p text:style-name="P14"><text:span text:style-name="T22">temp24(w=j):</text:span><text:span text:style-name="T20"> temperatura mínima semanal &gt; 24 por j semanas</text:span></text:p>
      <text:p text:style-name="P16"><text:span text:style-name="T21">Rt1(w=j): </text:span>Rt estimado &gt; 1 por j semanas</text:p>
      <text:p text:style-name="P14"><text:span text:style-name="T23">Q50</text:span><text:span text:style-name="T22">(w=j):</text:span><text:span text:style-name="T20"> Casos estimados &gt; mediana por j semanas</text:span></text:p>
      <text:p text:style-name="P15"><text:s/></text:p>
      <text:p text:style-name="P17"><text:span text:style-name="T20">PS. </text:span><text:span text:style-name="T24">A estimação de Rt e casos faz uso dos dados de tweet.</text:span></text:p>
      <text:p text:style-name="P19"/>
      <text:p text:style-name="P4">Matriz de transição (linha → coluna)</text:p>
      <text:p text:style-name="P8"/>
      <text:p text:style-name="P8"/>
      <text:p text:style-name="P9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3">Condições desfavoráveis dengue</text:p>
          </table:table-cell>
          <table:table-cell table:style-name="Table2.A1" office:value-type="string">
            <text:p text:style-name="P37">Alerta de estação da dengue</text:p>
            <text:p text:style-name="P37"/>
          </table:table-cell>
          <table:table-cell table:style-name="Table2.A1" office:value-type="string">
            <text:p text:style-name="P41">Transmissão sustentada da dengue</text:p>
          </table:table-cell>
          <table:table-cell table:style-name="Table2.E1" office:value-type="string">
            <text:p text:style-name="P45">Alta prevalência de</text:p>
            <text:p text:style-name="P45">dengue na cidade</text:p>
            <text:p text:style-name="P45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"><text:span text:style-name="T13">temp24</text:span><text:span text:style-name="T3">(w=</text:span><text:span text:style-name="T4">3</text:span><text:span text:style-name="T3">)</text:span><text:span text:style-name="T14">=</text:span><text:span text:style-name="T15">3</text:span><text:span text:style-name="T6"> e</text:span></text:p>
            <text:p text:style-name="P1"><text:span text:style-name="T6"><text:s/></text:span><text:span text:style-name="T2">Σ</text:span><text:span text:style-name="T3">(w=</text:span><text:span text:style-name="T4">3</text:span><text:span text:style-name="T3">) </text:span><text:span text:style-name="T1">Rt1&lt;3</text:span></text:p>
            <text:p text:style-name="P22"><text:span text:style-name="T6"><text:s/>e </text:span><text:span text:style-name="T2">Σ</text:span><text:span text:style-name="T3">(w=</text:span><text:span text:style-name="T4">3</text:span><text:span text:style-name="T3">)</text:span><text:span text:style-name="T5">Q50&lt;3</text:span></text:p>
          </table:table-cell>
          <table:table-cell table:style-name="Table2.A2" office:value-type="string">
            <text:p text:style-name="P1"><text:span text:style-name="T2">Σ</text:span><text:span text:style-name="T3">(w=3)</text:span><text:span text:style-name="T1">Rt1=3</text:span></text:p>
            <text:p text:style-name="P1"><text:change text:change-id="ct62184304"/></text:p>
          </table:table-cell>
          <table:table-cell table:style-name="Table2.E2" office:value-type="string">
            <text:p text:style-name="P2"><text:span text:style-name="T2">Σ</text:span><text:span text:style-name="T3">(w=</text:span><text:span text:style-name="T4">3</text:span><text:span text:style-name="T3">)</text:span><text:span text:style-name="T5">Q50=3</text:span></text:p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"><text:span text:style-name="T6">temp24</text:span><text:span text:style-name="T3">(w=3)</text:span><text:span text:style-name="T14">=0</text:span></text:p>
            <text:p text:style-name="P1"><text:span text:style-name="T12">e</text:span><text:span text:style-name="T2"> Σ</text:span><text:span text:style-name="T3">(w=3)</text:span><text:span text:style-name="T1">Rt1=0</text:span></text:p>
            <text:p text:style-name="P1"><text:span text:style-name="T1">e </text:span><text:span text:style-name="T2">Σ</text:span><text:span text:style-name="T3">(w=2)</text:span><text:span text:style-name="T26">Q50=0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"><text:span text:style-name="T2">Σ</text:span><text:span text:style-name="T3">(w=3)</text:span><text:span text:style-name="T1">Rt1=3</text:span></text:p>
            <text:p text:style-name="P2"><text:change text:change-id="ct62181392"/></text:p>
          </table:table-cell>
          <table:table-cell table:style-name="Table2.E2" office:value-type="string">
            <text:p text:style-name="P2"><text:span text:style-name="T2">Σ</text:span><text:span text:style-name="T3">(w=</text:span><text:span text:style-name="T4">3</text:span><text:span text:style-name="T3">)</text:span><text:span text:style-name="T5">Q50=3</text:span></text:p>
          </table:table-cell>
        </table:table-row>
        <table:table-row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1"><text:span text:style-name="T6">temp24</text:span><text:span text:style-name="T3">(w=</text:span><text:span text:style-name="T10">3</text:span><text:span text:style-name="T3">)</text:span><text:span text:style-name="T20">=0</text:span></text:p>
            <text:p text:style-name="P1"><text:span text:style-name="T12">e</text:span><text:span text:style-name="T2"> Σ</text:span><text:span text:style-name="T3">(w=</text:span><text:span text:style-name="T10">3</text:span><text:span text:style-name="T3">)</text:span><text:span text:style-name="T1">Rt1=0</text:span></text:p>
            <text:p text:style-name="P1"><text:span text:style-name="T1">e </text:span><text:span text:style-name="T2">Σ</text:span><text:span text:style-name="T3">(w=3)</text:span><text:span text:style-name="T26">Q50=0</text:span></text:p>
          </table:table-cell>
          <table:table-cell table:style-name="Table2.A2" office:value-type="string">
            <text:p text:style-name="P25"><text:span text:style-name="T13">temp24</text:span><text:span text:style-name="T3">(w=</text:span><text:span text:style-name="T4">3</text:span><text:span text:style-name="T3">)</text:span><text:span text:style-name="T14">=</text:span><text:span text:style-name="T15">3</text:span><text:span text:style-name="T6"> ou</text:span></text:p>
            <text:p text:style-name="P25"><text:span text:style-name="T6"><text:s/></text:span><text:span text:style-name="T2">Σ</text:span><text:span text:style-name="T3">(w=</text:span><text:span text:style-name="T4">3</text:span><text:span text:style-name="T3">) </text:span><text:span text:style-name="T1">Rt1=0</text:span></text:p>
            <text:p text:style-name="P25"><text:span text:style-name="T17"><text:s/></text:span><text:span text:style-name="T16">e </text:span><text:span text:style-name="T18">Σ</text:span><text:span text:style-name="T3">(w=</text:span><text:span text:style-name="T4">3</text:span><text:span text:style-name="T3">)</text:span><text:span text:style-name="T15">Q50</text:span><text:span text:style-name="T19">=0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2"><text:span text:style-name="T2">Σ</text:span><text:span text:style-name="T3">(w=</text:span><text:span text:style-name="T4">3</text:span><text:span text:style-name="T3">)</text:span><text:span text:style-name="T5">Q50=3</text:span></text:p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1"><text:span text:style-name="T6">temp24</text:span><text:span text:style-name="T3">(w=3)</text:span><text:span text:style-name="T20">=0</text:span></text:p>
            <text:p text:style-name="P1"><text:span text:style-name="T12">e</text:span><text:span text:style-name="T2"> Σ</text:span><text:span text:style-name="T3">(w=</text:span><text:span text:style-name="T10">3</text:span><text:span text:style-name="T3">)</text:span><text:span text:style-name="T1">Rt1=0</text:span></text:p>
            <text:p text:style-name="P1"><text:span text:style-name="T1">e </text:span><text:span text:style-name="T2">Σ</text:span><text:span text:style-name="T3">(w=3)</text:span><text:span text:style-name="T26">Q50=0</text:span></text:p>
          </table:table-cell>
          <table:table-cell table:style-name="Table2.A2" office:value-type="string">
            <text:p text:style-name="P25"><text:span text:style-name="T13">temp24</text:span><text:span text:style-name="T3">(w=</text:span><text:span text:style-name="T4">3</text:span><text:span text:style-name="T3">)</text:span><text:span text:style-name="T14">=</text:span><text:span text:style-name="T15">3</text:span><text:span text:style-name="T6"> ou</text:span></text:p>
            <text:p text:style-name="P25"><text:span text:style-name="T6"><text:s/></text:span><text:span text:style-name="T2">Σ</text:span><text:span text:style-name="T3">(w=</text:span><text:span text:style-name="T4">3</text:span><text:span text:style-name="T3">) </text:span><text:span text:style-name="T1">Rt1=0</text:span></text:p>
            <text:p text:style-name="P25"><text:span text:style-name="T6"><text:s/>e </text:span><text:span text:style-name="T2">Σ</text:span><text:span text:style-name="T3">(w=</text:span><text:span text:style-name="T4">3</text:span><text:span text:style-name="T3">)</text:span><text:span text:style-name="T5">Q50=0</text:span></text:p>
          </table:table-cell>
          <table:table-cell table:style-name="Table2.A2" office:value-type="string">
            <text:p text:style-name="P23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9"/>
      <text:p text:style-name="P10">PS. Para implementar essa matriz, começar no t=0 com estado = verde.</text:p>
      <text:p text:style-name="P11"><text:soft-page-break/></text:p>
      <text:p text:style-name="P6"/>
      <text:p text:style-name="P6">Alerta a nivel de APS</text:p>
      <text:p text:style-name="P6"/>
      <text:p text:style-name="P12">Indicadores:</text:p>
      <text:p text:style-name="P13"><text:tab/><text:span text:style-name="T21">temp24</text:span><text:span text:style-name="T22">(w=j)</text:span><text:span text:style-name="T21">:</text:span> temperatura minima na estação meteorologica &gt; 24</text:p>
      <text:p text:style-name="P13"><text:tab/><text:span text:style-name="T21">Rt1</text:span><text:span text:style-name="T22">(w=j)</text:span><text:span text:style-name="T21">:</text:span> Rt estimado da APS &gt;1 </text:p>
      <text:p text:style-name="P13"><text:tab/><text:span text:style-name="T23">Q50</text:span><text:span text:style-name="T22">(w=j)</text:span><text:span text:style-name="T21">:</text:span> Casos estimados da APS &gt; mediana</text:p>
      <text:p text:style-name="P13"><text:tab/><text:span text:style-name="T23">Q75</text:span><text:span text:style-name="T22">(w=j)</text:span><text:span text:style-name="T23">:</text:span><text:span text:style-name="T5"> </text:span>Casos estimados da APS &gt; <text:span text:style-name="T5">percentil 75</text:span></text:p>
      <text:p text:style-name="P12"><text:tab/></text:p>
      <text:p text:style-name="P1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4">Casos&lt;Q50</text:p>
            <text:p text:style-name="P34">sem subir</text:p>
          </table:table-cell>
          <table:table-cell table:style-name="Table3.A1" office:value-type="string">
            <text:p text:style-name="P38">Casos&lt;Q50, subindo ou com potencial de subir</text:p>
          </table:table-cell>
          <table:table-cell table:style-name="Table3.A1" office:value-type="string">
            <text:p text:style-name="P42">Casos&gt;Q50, subindo</text:p>
          </table:table-cell>
          <table:table-cell table:style-name="Table3.E1" office:value-type="string">
            <text:p text:style-name="P46">Casos &gt; Q75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1"><text:span text:style-name="T13">temp24</text:span><text:span text:style-name="T3">(w=</text:span><text:span text:style-name="T4">3</text:span><text:span text:style-name="T3">)</text:span><text:span text:style-name="T14">=</text:span><text:span text:style-name="T15">3</text:span><text:span text:style-name="T6"> ou</text:span></text:p>
            <text:p text:style-name="P1"><text:span text:style-name="T6"><text:s/></text:span><text:span text:style-name="T2">Σ</text:span><text:span text:style-name="T3">(w=</text:span><text:span text:style-name="T4">3</text:span><text:span text:style-name="T3">) </text:span><text:span text:style-name="T1">Rt1=3</text:span></text:p>
            <text:p text:style-name="P22"><text:span text:style-name="T6"><text:s/>e </text:span><text:span text:style-name="T2">Σ</text:span><text:span text:style-name="T3">(w=</text:span><text:span text:style-name="T4">3</text:span><text:span text:style-name="T3">)</text:span><text:span text:style-name="T15">Q50&lt;3</text:span></text:p>
          </table:table-cell>
          <table:table-cell table:style-name="Table3.A2" office:value-type="string">
            <text:p text:style-name="P1"><text:span text:style-name="T2">Σ</text:span><text:span text:style-name="T3">(w=3)</text:span><text:span text:style-name="T1">Rt1=3</text:span></text:p>
            <text:p text:style-name="P1"><text:span text:style-name="T1">e </text:span><text:span text:style-name="T2">Σ</text:span><text:span text:style-name="T3">(w=</text:span><text:span text:style-name="T4">3</text:span><text:span text:style-name="T3">)</text:span><text:span text:style-name="T15">Q50</text:span><text:span text:style-name="T5">=3</text:span></text:p>
          </table:table-cell>
          <table:table-cell table:style-name="Table3.E2" office:value-type="string">
            <text:p text:style-name="P1"><text:span text:style-name="T2">Σ</text:span><text:span text:style-name="T3">(w=</text:span><text:span text:style-name="T4">3</text:span><text:span text:style-name="T3">)</text:span><text:span text:style-name="T15">Q75</text:span><text:span text:style-name="T1">=3</text:span>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1"><text:span text:style-name="T6">temp24</text:span><text:span text:style-name="T3">(w=3)</text:span><text:span text:style-name="T14">=0</text:span></text:p>
            <text:p text:style-name="P1"><text:span text:style-name="T12">e</text:span><text:span text:style-name="T2"> Σ</text:span><text:span text:style-name="T3">(w=3)</text:span><text:span text:style-name="T1">Rt1=0</text:span></text:p>
            <text:p text:style-name="P1"><text:span text:style-name="T1">e </text:span><text:span text:style-name="T2">Σ</text:span><text:span text:style-name="T3">(w=</text:span><text:span text:style-name="T4">3</text:span><text:span text:style-name="T3">)</text:span><text:span text:style-name="T5">Q50=0</text:span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"><text:span text:style-name="T2">Σ</text:span><text:span text:style-name="T3">(w=3)</text:span><text:span text:style-name="T1">Rt1=3</text:span></text:p>
            <text:p text:style-name="P2"><text:span text:style-name="T1">e </text:span><text:span text:style-name="T2">Σ</text:span><text:span text:style-name="T3">(w=</text:span><text:span text:style-name="T4">3</text:span><text:span text:style-name="T3">)</text:span><text:span text:style-name="T15">Q50</text:span><text:span text:style-name="T5">=3</text:span></text:p>
          </table:table-cell>
          <table:table-cell table:style-name="Table3.E2" office:value-type="string">
            <text:p text:style-name="P2"><text:span text:style-name="T2">Σ</text:span><text:span text:style-name="T3">(w=</text:span><text:span text:style-name="T4">3</text:span><text:span text:style-name="T3">)</text:span><text:span text:style-name="T15">Q75</text:span><text:span text:style-name="T1">=3</text:span>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2"><text:span text:style-name="T6">temp24</text:span><text:span text:style-name="T3">(w=3)</text:span><text:span text:style-name="T14">=0</text:span></text:p>
            <text:p text:style-name="P2"><text:span text:style-name="T12">e</text:span><text:span text:style-name="T2"> Σ</text:span><text:span text:style-name="T3">(w=3)</text:span><text:span text:style-name="T1">Rt1=0</text:span></text:p>
            <text:p text:style-name="P2"><text:span text:style-name="T1">e </text:span><text:span text:style-name="T2">Σ</text:span><text:span text:style-name="T3">(w=</text:span><text:span text:style-name="T4">3</text:span><text:span text:style-name="T3">)</text:span><text:span text:style-name="T5">Q50=0</text:span></text:p>
          </table:table-cell>
          <table:table-cell table:style-name="Table3.A2" office:value-type="string">
            <text:p text:style-name="P1"><text:span text:style-name="T6">temp24</text:span><text:span text:style-name="T4">(w</text:span><text:span text:style-name="T3">=</text:span><text:span text:style-name="T4">3</text:span><text:span text:style-name="T3">)</text:span><text:span text:style-name="T15">&gt;0</text:span></text:p>
            <text:p text:style-name="P1"><text:span text:style-name="T12">e</text:span><text:span text:style-name="T2"> Σ</text:span><text:span text:style-name="T3">(w=3)</text:span><text:span text:style-name="T1">Rt1=0</text:span></text:p>
            <text:p text:style-name="P1"><text:span text:style-name="T1">e </text:span><text:span text:style-name="T2">Σ</text:span><text:span text:style-name="T3">(w=2)</text:span><text:span text:style-name="T5">Q50=0</text:span></text:p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P2"><text:span text:style-name="T2">Σ</text:span><text:span text:style-name="T3">(w=</text:span><text:span text:style-name="T4">3</text:span><text:span text:style-name="T3">)</text:span><text:span text:style-name="T15">Q75</text:span><text:span text:style-name="T1">=3</text:span></text:p>
          </table:table-cell>
        </table:table-row>
        <table:table-row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2"><text:span text:style-name="T6">temp24</text:span><text:span text:style-name="T3">(w=3)</text:span><text:span text:style-name="T14">=0</text:span></text:p>
            <text:p text:style-name="P2"><text:span text:style-name="T12">e</text:span><text:span text:style-name="T2"> Σ</text:span><text:span text:style-name="T3">(w=3)</text:span><text:span text:style-name="T1">Rt1=0</text:span></text:p>
            <text:p text:style-name="P2"><text:span text:style-name="T1">e </text:span><text:span text:style-name="T2">Σ</text:span><text:span text:style-name="T3">(w=</text:span><text:span text:style-name="T4">3</text:span><text:span text:style-name="T3">)</text:span><text:span text:style-name="T5">Q50=0</text:span></text:p>
          </table:table-cell>
          <table:table-cell table:style-name="Table3.A2" office:value-type="string">
            <text:p text:style-name="P22"><text:span text:style-name="T6">temp24</text:span><text:span text:style-name="T3">(w=</text:span><text:span text:style-name="T10">3</text:span><text:span text:style-name="T3">)</text:span><text:span text:style-name="T15">&gt;0</text:span></text:p>
            <text:p text:style-name="P22"><text:span text:style-name="T12">e</text:span><text:span text:style-name="T2"> Σ</text:span><text:span text:style-name="T3">(w=3)</text:span><text:span text:style-name="T1">Rt1=0</text:span></text:p>
            <text:p text:style-name="P22"><text:span text:style-name="T1">e </text:span><text:span text:style-name="T2">Σ</text:span><text:span text:style-name="T3">(w=</text:span><text:span text:style-name="T10">3</text:span><text:span text:style-name="T3">)</text:span><text:span text:style-name="T5">Q50=0</text:span></text:p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7"/>
      <text:p text:style-name="P10">PS. Para implementar essa matriz, começar no t=0 com estado = verd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4-05-30T10:54:23</meta:creation-date>
    <dc:date>2014-07-05T14:33:00.015054494</dc:date>
    <dc:creator>claudia codeco</dc:creator>
    <meta:editing-duration>PT2H32M2S</meta:editing-duration>
    <meta:editing-cycles>7</meta:editing-cycles>
    <meta:generator>LibreOffice/4.1.3.2$Linux_X86_64 LibreOffice_project/410m0$Build-2</meta:generator>
    <meta:document-statistic meta:table-count="3" meta:image-count="0" meta:object-count="0" meta:page-count="2" meta:paragraph-count="92" meta:word-count="265" meta:character-count="1821" meta:non-whitespace-character-count="1630"/>
  </office:meta>
</office:document-meta>
</file>